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fo:min-height="6.372cm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fo:min-height="4.599cm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style:text-properties fo:color="#000000" fo:font-size="60pt" fo:language="en" fo:country="US" style:font-size-asian="60pt" style:language-asian="en" style:country-asian="US" style:font-size-complex="60pt" style:language-complex="en" style:country-complex="US"/>
    </style:style>
    <style:style style:name="P2" style:family="paragraph">
      <style:text-properties fo:font-size="24pt" fo:language="en" fo:country="US" style:font-size-asian="24pt" style:language-asian="en" style:country-asian="US" style:font-size-complex="24pt" style:language-complex="en" style:country-complex="US"/>
    </style: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frame presentation:style-name="pr1" draw:text-style-name="P1" draw:layer="layout" svg:width="25.4cm" svg:height="6.632cm" svg:x="4.233cm" svg:y="3.118cm" presentation:class="title" presentation:placeholder="true">
          <draw:text-box/>
        </draw:frame>
        <draw:frame presentation:style-name="pr2" draw:text-style-name="P2" draw:layer="layout" svg:width="25.4cm" svg:height="4.599cm" svg:x="4.233cm" svg:y="10.005cm" presentation:class="subtitle" presentation:placeholder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alibri Light'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21cm" svg:height="3.682cm" svg:x="2.328cm" svg:y="1.014cm" presentation:class="title" presentation:placeholder="true">
        <draw:text-box/>
      </draw:frame>
      <draw:frame presentation:style-name="Default-outline1" draw:layer="backgroundobjects" svg:width="29.21cm" svg:height="12.087cm" svg:x="2.328cm" svg:y="5.07cm" presentation:class="outline" presentation:placeholder="true">
        <draw:text-box/>
      </draw:frame>
      <draw:frame presentation:style-name="Mpr1" draw:layer="backgroundobjects" svg:width="7.62cm" svg:height="1.014cm" svg:x="2.328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11.43cm" svg:height="1.014cm" svg:x="11.21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7.62cm" svg:height="1.014cm" svg:x="23.918cm" svg:y="17.6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Chris Sawtelle</meta:initial-creator>
    <meta:creation-date>2016-10-31T18:49:53</meta:creation-date>
    <dc:date>2016-11-01T14:22:49.25</dc:date>
    <meta:editing-cycles>2</meta:editing-cycles>
    <meta:editing-duration>PT2M25S</meta:editing-duration>
    <meta:document-statistic meta:object-count="21"/>
    <meta:generator>OpenOffice/4.1.3$Win32 OpenOffice.org_project/413m1$Build-9783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Auto_Open()
    Dim eicarPart1 As String
    Dim eicarPart2 As String
    eicarPart1 = "X5O!P%@AP[4\PZX54(P^^)7C"
    eicarPart2 = "C)7}$EICAR-STANDARD-ANTIVIRUS-TEST-FILE!$H+H*"
    Shell "cmd.exe /K echo " + eicarPart1 + eicarPart2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